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56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528in" fo:margin-left="0.0278in" fo:margin-top="0in" fo:margin-bottom="0in" table:align="left" style:writing-mode="lr-tb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1597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2.0694in"/>
    </style:style>
    <style:style style:name="Table2.E" style:family="table-column">
      <style:table-column-properties style:column-width="2.1153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2639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</style:style>
    <style:style style:name="P5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paragraph-rsid="001bb8f6" style:font-name-complex="Calibri1"/>
    </style:style>
    <style:style style:name="P9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1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8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9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22daaf" officeooo:paragraph-rsid="0022daaf" style:font-name-complex="Calibri1"/>
    </style:style>
    <style:style style:name="P20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bb8f6" officeooo:paragraph-rsid="001bb8f6" style:font-name-complex="Calibri1"/>
    </style:style>
    <style:style style:name="P21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8bf27" officeooo:paragraph-rsid="001bb8f6" style:font-name-complex="Calibri1"/>
    </style:style>
    <style:style style:name="P22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266535" officeooo:paragraph-rsid="00266535" style:font-name-complex="Calibri1"/>
    </style:style>
    <style:style style:name="P24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266535" officeooo:paragraph-rsid="00266535" style:font-name-complex="Calibri1"/>
    </style:style>
    <style:style style:name="P25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officeooo:rsid="00266535" officeooo:paragraph-rsid="00266535" style:font-weight-asian="bold" style:font-name-complex="Calibri1" style:font-weight-complex="bold"/>
    </style:style>
    <style:style style:name="P2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normal" officeooo:rsid="00266535" officeooo:paragraph-rsid="00266535" style:font-weight-asian="normal" style:font-name-complex="Calibri1" style:font-weight-complex="normal"/>
    </style:style>
    <style:style style:name="P2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28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officeooo:paragraph-rsid="00266535"/>
    </style:style>
    <style:style style:name="P29" style:family="paragraph" style:parent-style-name="Standard">
      <style:paragraph-properties fo:margin-left="0.111in" fo:margin-right="0.111in" fo:margin-top="0in" fo:margin-bottom="0.111in" style:contextual-spacing="false" fo:orphans="2" fo:widows="2" fo:text-indent="0in" style:auto-text-indent="false"/>
      <style:text-properties fo:font-variant="normal" fo:text-transform="none" fo:color="#c9d1d9" loext:opacity="100%" style:font-name="apple-system" fo:font-size="7pt" fo:letter-spacing="normal" fo:font-style="normal" fo:font-weight="normal" style:font-name-asian="apple-system" style:font-size-asian="7pt" style:font-style-asian="normal" style:font-weight-asian="normal" style:font-name-complex="apple-system" style:font-size-complex="7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Calibri" fo:font-weight="bold" style:font-weight-asian="bold" style:font-name-complex="Calibri1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fo:font-weight="bold" officeooo:rsid="00266535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officeooo:rsid="001bb8f6" style:font-name-complex="Calibri1"/>
    </style:style>
    <style:style style:name="T8" style:family="text">
      <style:text-properties fo:color="#000000" loext:opacity="100%" style:font-name="Calibri" officeooo:rsid="0018bf27" style:font-name-complex="Calibri1"/>
    </style:style>
    <style:style style:name="T9" style:family="text">
      <style:text-properties fo:color="#000000" loext:opacity="100%" style:font-name="Calibri" officeooo:rsid="001dcad4" style:font-name-complex="Calibri1"/>
    </style:style>
    <style:style style:name="T10" style:family="text">
      <style:text-properties fo:color="#000000" loext:opacity="100%" style:font-name="Calibri" officeooo:rsid="00266535" style:font-name-complex="Calibri1"/>
    </style:style>
    <style:style style:name="T11" style:family="text">
      <style:text-properties fo:color="#000000" loext:opacity="100%" style:font-name="Calibri" fo:font-weight="normal" officeooo:rsid="0015d1a3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18880f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19f787" style:font-weight-asian="normal" style:font-name-complex="Calibri1" style:font-weight-complex="normal"/>
    </style:style>
    <style:style style:name="T14" style:family="text">
      <style:text-properties fo:color="#000000" loext:opacity="100%" style:font-name="Calibri" fo:font-weight="normal" officeooo:rsid="001bb8f6" style:font-weight-asian="normal" style:font-name-complex="Calibri1" style:font-weight-complex="normal"/>
    </style:style>
    <style:style style:name="T15" style:family="text">
      <style:text-properties fo:color="#000000" loext:opacity="100%" style:font-name="Calibri" fo:font-weight="normal" officeooo:rsid="0022271f" style:font-weight-asian="normal" style:font-name-complex="Calibri1" style:font-weight-complex="normal"/>
    </style:style>
    <style:style style:name="T16" style:family="text">
      <style:text-properties fo:color="#000000" loext:opacity="100%" style:font-name="Calibri" fo:font-weight="normal" officeooo:rsid="00266535" style:font-weight-asian="normal" style:font-name-complex="Calibri1" style:font-weight-complex="normal"/>
    </style:style>
    <style:style style:name="T17" style:family="text">
      <style:text-properties fo:color="#000000" loext:opacity="100%" style:font-name="Calibri" fo:font-size="8pt" fo:font-weight="bold" officeooo:rsid="00266535" style:font-weight-asian="bold" style:font-name-complex="Calibri1" style:font-weight-complex="bold" loext:padding="0in" loext:border="none"/>
    </style:style>
    <style:style style:name="T18" style:family="text">
      <style:text-properties officeooo:rsid="0018bf27"/>
    </style:style>
    <style:style style:name="T19" style:family="text">
      <style:text-properties officeooo:rsid="0022daaf"/>
    </style:style>
    <style:style style:name="T20" style:family="text">
      <style:text-properties fo:font-size="26pt" fo:font-weight="bold" style:font-size-asian="26pt" style:font-size-complex="26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text:s/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3" loext:marker-style-name="T2"/>
            <text:p text:style-name="P16" loext:marker-style-name="T1"><text:span text:style-name="T2">SPSE Jecna Test Case </text:span><text:span text:style-name="T2"/></text:p>
            <text:p text:style-name="P1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4">Test Case ID: </text:span><text:span text:style-name="T16">6_Data_import</text:span></text:p>
          </table:table-cell>
          <table:table-cell table:style-name="Table1.B3" office:value-type="string">
            <text:p text:style-name="P1"><text:span text:style-name="T3">Test Designed by: </text:span><text:span text:style-name="T11">Anton Kalashniko</text:span><text:span text:style-name="T12">v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4">Test Name: </text:span><text:span text:style-name="T16">Data importing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4">Brief description: </text:span><text:span text:style-name="T13">This test walks you </text:span><text:span text:style-name="T15">thru </text:span><text:span text:style-name="T16">importing data into people table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28"><text:span text:style-name="T4"><text:s text:c="2"/>Pre-conditions: </text:span><text:span text:style-name="T14">Same as 2_Insert, </text:span><text:span text:style-name="T5">CHECK THAT THE TEST DATA FILE EXISTS AND COPY THE PATH TO IT (IF MISSING ASK ANTON[me] TO PROVIDE) | test data file name : </text:span></text:p>
            <text:p text:style-name="P28"><text:bookmark text:name="file-name-id-wide"/><text:span text:style-name="T20">testing_data.csv</text:span></text:p>
            <text:p text:style-name="P29"><text:span text:style-name="T17"/></text:p>
            <text:p text:style-name="P3"><text:span text:style-name="T17"/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3"><text:s text:c="2"/>Dependencies and Requirements:</text:span><text:span text:style-name="T6"> </text:span><text:span text:style-name="T7">Same as 2_Inser</text:span><text:span text:style-name="T9">t, </text:span><text:span text:style-name="T10">test data file</text:span></text:p>
          </table:table-cell>
          <table:covered-table-cell/>
        </table:table-row>
      </table:table>
      <text:p text:style-name="P17" loext:marker-style-name="T6"/>
      <text:p text:style-name="P18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A1" office:value-type="string">
            <text:p text:style-name="P11">Test Steps</text:p>
          </table:table-cell>
          <table:table-cell table:style-name="Table2.A1" office:value-type="string">
            <text:p text:style-name="P12">Test Data</text:p>
          </table:table-cell>
          <table:table-cell table:style-name="Table2.A1" office:value-type="string">
            <text:p text:style-name="P11">Expected Result</text:p>
          </table:table-cell>
          <table:table-cell table:style-name="Table2.E1" office:value-type="string">
            <text:p text:style-name="P11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19">While on starter menu choose 2</text:p>
            <text:p text:style-name="P19"/>
          </table:table-cell>
          <table:table-cell table:style-name="Table2.C2" office:value-type="string">
            <text:p text:style-name="P20" loext:marker-style-name="T6"/>
          </table:table-cell>
          <table:table-cell table:style-name="Table2.D2" office:value-type="string">
            <text:p text:style-name="P21" loext:marker-style-name="T6">Another menu pops up to choose from</text:p>
          </table:table-cell>
          <table:table-cell table:style-name="Table2.E2" office:value-type="string">
            <text:p text:style-name="P7"><text:s/></text:p>
          </table:table-cell>
        </table:table-row>
        <table:table-row table:style-name="Table2.3">
          <table:table-cell table:style-name="Table2.A3" office:value-type="string">
            <text:p text:style-name="P6">2</text:p>
          </table:table-cell>
          <table:table-cell table:style-name="Table2.B3" office:value-type="string">
            <text:p text:style-name="P3"><text:span text:style-name="T6"><text:s/></text:span><text:span text:style-name="T8">Choose </text:span><text:span text:style-name="T10">1</text:span><text:span text:style-name="T8"> on the popped menu</text:span></text:p>
          </table:table-cell>
          <table:table-cell table:style-name="Table2.C3" office:value-type="string">
            <text:p text:style-name="P20" loext:marker-style-name="T6">None</text:p>
          </table:table-cell>
          <table:table-cell table:style-name="Table2.D3" office:value-type="string">
            <text:p text:style-name="P21" loext:marker-style-name="T6">Last menu pops up</text:p>
          </table:table-cell>
          <table:table-cell table:style-name="Table2.E3" office:value-type="string">
            <text:p text:style-name="P7" loext:marker-style-name="T6"/>
          </table:table-cell>
        </table:table-row>
        <table:table-row table:style-name="Table2.4">
          <table:table-cell table:style-name="Table2.A4" office:value-type="string">
            <text:p text:style-name="P9">3</text:p>
          </table:table-cell>
          <table:table-cell table:style-name="Table2.B4" office:value-type="string">
            <text:p text:style-name="P8"><text:s/><text:span text:style-name="T18">Choose </text:span><text:span text:style-name="T19">1</text:span><text:span text:style-name="T18"> on the final menu</text:span></text:p>
          </table:table-cell>
          <table:table-cell table:style-name="Table2.C4" office:value-type="string">
            <text:p text:style-name="P7" loext:marker-style-name="T6"/>
          </table:table-cell>
          <table:table-cell table:style-name="Table2.D4" office:value-type="string">
            <text:p text:style-name="P23" loext:marker-style-name="T6">Program asks you for the file path</text:p>
          </table:table-cell>
          <table:table-cell table:style-name="Table2.E4" office:value-type="string">
            <text:p text:style-name="P7" loext:marker-style-name="T6"/>
          </table:table-cell>
        </table:table-row>
        <table:table-row table:style-name="Table2.5">
          <table:table-cell table:style-name="Table2.A5" office:value-type="string">
            <text:p text:style-name="P24">5</text:p>
          </table:table-cell>
          <table:table-cell table:style-name="Table2.B5" office:value-type="string">
            <text:p text:style-name="P23">Insert path to the testing_data.csv</text:p>
          </table:table-cell>
          <table:table-cell table:style-name="Table2.C5" office:value-type="string">
            <text:p text:style-name="P23" loext:marker-style-name="T6">File with testing data : testing_data.csv</text:p>
            <text:p text:style-name="P23" loext:marker-style-name="T6">Path to the testing_data.csv</text:p>
            <text:p text:style-name="P25">PATH <text:s/>FORMAT:</text:p>
            <text:p text:style-name="P26">C:\PycharmProjects\alpha3\<text:soft-page-break/>testing_data.csv</text:p>
          </table:table-cell>
          <table:table-cell table:style-name="Table2.D5" office:value-type="string">
            <text:p text:style-name="P23" loext:marker-style-name="T6">Starter menu pops up</text:p>
          </table:table-cell>
          <table:table-cell table:style-name="Table2.E5" office:value-type="string">
            <text:p text:style-name="P23" loext:marker-style-name="T6">Possible exception:</text:p>
            <text:p text:style-name="P23" loext:marker-style-name="T6">If data is already inserted you wont be able to insert it, try changing the ids</text:p>
          </table:table-cell>
        </table:table-row>
        <table:table-row table:style-name="Table2.5">
          <table:table-cell table:style-name="Table2.A6" office:value-type="string">
            <text:p text:style-name="P24">6</text:p>
          </table:table-cell>
          <table:table-cell table:style-name="Table2.B6" office:value-type="string">
            <text:p text:style-name="P23">From start menu navigate :</text:p>
            <text:p text:style-name="P23">1,5,1</text:p>
          </table:table-cell>
          <table:table-cell table:style-name="Table2.C6" office:value-type="string">
            <text:p text:style-name="P23" loext:marker-style-name="T6">None</text:p>
          </table:table-cell>
          <table:table-cell table:style-name="Table2.D6" office:value-type="string">
            <text:p text:style-name="P23" loext:marker-style-name="T6">The imported data should be in the list</text:p>
          </table:table-cell>
          <table:table-cell table:style-name="Table2.E6" office:value-type="string">
            <text:p text:style-name="P23" loext:marker-style-name="T6"/>
          </table:table-cell>
        </table:table-row>
      </table:table>
      <text:p text:style-name="P15" loext:marker-style-name="T1"/>
      <text:p text:style-name="P15" loext:marker-style-name="T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family-generic-complex="system" style:font-pitch-complex="variabl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                          Test Case Template</dc:title>
    <meta:initial-creator>Vijay</meta:initial-creator>
    <meta:creation-date>2023-01-18T20:57:00</meta:creation-date>
    <dc:date>2024-02-04T22:53:02.809000000</dc:date>
    <meta:editing-cycles>11</meta:editing-cycles>
    <meta:editing-duration>PT49M18S</meta:editing-duration>
    <meta:generator>LibreOffice/7.5.5.2$Windows_X86_64 LibreOffice_project/ca8fe7424262805f223b9a2334bc7181abbcbf5e</meta:generator>
    <meta:document-statistic meta:table-count="2" meta:image-count="0" meta:object-count="0" meta:page-count="2" meta:paragraph-count="39" meta:word-count="173" meta:character-count="1000" meta:non-whitespace-character-count="853"/>
    <meta:user-defined meta:name="Operator">Alena Reichlová</meta:user-defined>
  </office:meta>
</office:document-meta>
</file>